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566e8"/>
    </style:style>
    <style:style style:name="P2" style:family="paragraph" style:parent-style-name="Standard">
      <style:text-properties officeooo:paragraph-rsid="00059186"/>
    </style:style>
    <style:style style:name="P3" style:family="paragraph" style:parent-style-name="Standard">
      <style:text-properties officeooo:paragraph-rsid="0006d739"/>
    </style:style>
    <style:style style:name="P4" style:family="paragraph" style:parent-style-name="Standard">
      <style:text-properties officeooo:paragraph-rsid="0008a122"/>
    </style:style>
    <style:style style:name="P5" style:family="paragraph">
      <loext:graphic-properties draw:fill="solid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000000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g text:anchor-type="as-char" svg:y="-0.122in" draw:z-index="0" draw:style-name="gr1"><svg:title>TexMaths</svg:title><svg:desc>12§display§\mathcal{C}§svg§600§FALSE§</svg:desc><draw:polygon draw:style-name="gr2" draw:text-style-name="P5" svg:width="0.072in" svg:height="0.1051in" svg:x="0.0067in" svg:y="0.0083in" svg:viewBox="0 0 184 268" draw:points="93,268 0,268 0,0 184,0 184,268"><text:p/></draw:polygon><draw:path draw:style-name="gr3" draw:text-style-name="P6" svg:width="0.0866in" svg:height="0.1217in" svg:x="0in" svg:y="0in" svg:viewBox="0 0 221 310" svg:d="M206 234c0-4-3-4-5-4-6 0-17 6-17 6-9 6-11 9-16 16-13 20-31 35-60 35-38 0-72-28-72-92 0-37 14-89 39-123 18-26 40-49 84-49 16 0 26 6 26 23 0 14-16 43-20 53-3 5-3 5-3 6 0 3 3 3 4 3 9 0 25-9 30-16 1-3 25-44 25-65 0-23-19-27-34-27-61 0-112 41-132 65-50 60-55 127-55 148 0 63 31 97 81 97 68 0 125-65 125-76z"><text:p/></draw:path></draw:g>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2T10:09:51.871287812</meta:creation-date>
    <dc:date>2020-12-22T23:43:45.398642376</dc:date>
    <meta:editing-duration>PT13M15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" meta:word-count="0" meta:character-count="0" meta:non-whitespace-character-count="0"/>
  </office:meta>
</office:document-meta>
</file>